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52d" officeooo:paragraph-rsid="001975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yonara herculano</text:p>
      <text:p text:style-name="P1">maria adrielly</text:p>
      <text:p text:style-name="P1">karla vanessa</text:p>
      <text:p text:style-name="P1">alisson ramon</text:p>
      <text:p text:style-name="P1">laerte filho</text:p>
      <text:p text:style-name="P1">endel guilher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27:49.773787128</meta:creation-date>
    <dc:date>2019-02-11T10:29:05.181014886</dc:date>
    <meta:editing-duration>PT1M16S</meta:editing-duration>
    <meta:editing-cycles>1</meta:editing-cycles>
    <meta:document-statistic meta:table-count="0" meta:image-count="0" meta:object-count="0" meta:page-count="1" meta:paragraph-count="6" meta:word-count="12" meta:character-count="85" meta:non-whitespace-character-count="79"/>
    <meta:generator>LibreOffice/5.1.6.2$Linux_X86_64 LibreOffice_project/10m0$Build-2</meta:generator>
  </office:meta>
</office:document-meta>
</file>